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 svg:font-family="engl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officeooo:paragraph-rsid="00273cb8"/>
    </style:style>
    <style:style style:name="P2"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engli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engli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engli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englis" officeooo:rsid="001f655a" officeooo:paragraph-rsid="001f655a"/>
    </style:style>
    <style:style style:name="P7" style:family="paragraph" style:parent-style-name="Standard">
      <style:paragraph-properties fo:margin-left="0in" fo:margin-right="0in" fo:margin-top="0.1in" fo:margin-bottom="0in" loext:contextual-spacing="false" fo:text-indent="0in" style:auto-text-indent="false"/>
      <style:text-properties style:font-name="englis" officeooo:rsid="00221aa3" officeooo:paragraph-rsid="00221aa3"/>
    </style:style>
    <style:style style:name="P8" style:family="paragraph" style:parent-style-name="Standard">
      <style:paragraph-properties fo:margin-left="0in" fo:margin-right="0in" fo:margin-top="0.1in" fo:margin-bottom="0in" loext:contextual-spacing="false" fo:text-indent="0in" style:auto-text-indent="false"/>
      <style:text-properties style:font-name="englis" officeooo:rsid="00258984" officeooo:paragraph-rsid="00258984"/>
    </style:style>
    <style:style style:name="P9" style:family="paragraph" style:parent-style-name="Text_20_body">
      <style:text-properties style:font-name="englis" fo:language="en" fo:country="GB" officeooo:rsid="001e5160" officeooo:paragraph-rsid="00273cb8"/>
    </style:style>
    <style:style style:name="P10" style:family="paragraph" style:parent-style-name="Text_20_body">
      <style:paragraph-properties fo:margin-left="0in" fo:margin-right="0in" fo:margin-top="0.1in" fo:margin-bottom="0in" loext:contextual-spacing="false" fo:text-indent="0in" style:auto-text-indent="false"/>
      <style:text-properties style:font-name="englis" officeooo:rsid="0019318a" officeooo:paragraph-rsid="0019318a"/>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englis" officeooo:rsid="001ae0bf" officeooo:paragraph-rsid="001ae0bf"/>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englis" officeooo:paragraph-rsid="001ec916"/>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englis" officeooo:rsid="001ec284" officeooo:paragraph-rsid="00273cb8"/>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englis" officeooo:paragraph-rsid="00273cb8"/>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englis" officeooo:rsid="00303684" officeooo:paragraph-rsid="00303684"/>
    </style:style>
    <style:style style:name="P16" style:family="paragraph" style:parent-style-name="Heading_20_1">
      <style:paragraph-properties fo:margin-left="0in" fo:margin-right="0in" fo:margin-top="0.1in" fo:margin-bottom="0in" loext:contextual-spacing="false" fo:text-indent="0in" style:auto-text-indent="false"/>
      <style:text-properties style:font-name="englis"/>
    </style:style>
    <style:style style:name="P17" style:family="paragraph" style:parent-style-name="Heading_20_1">
      <style:paragraph-properties fo:break-before="page"/>
      <style:text-properties style:font-name="englis" fo:language="en" fo:country="GB" officeooo:paragraph-rsid="00273cb8"/>
    </style:style>
    <style:style style:name="P18" style:family="paragraph" style:parent-style-name="Heading_20_2">
      <style:text-properties style:font-name="englis"/>
    </style:style>
    <style:style style:name="P19" style:family="paragraph" style:parent-style-name="Heading_20_4">
      <style:text-properties style:font-name="englis"/>
    </style:style>
    <style:style style:name="P2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b1b18"/>
    </style:style>
    <style:style style:name="T4" style:family="text">
      <style:text-properties officeooo:rsid="001ec916"/>
    </style:style>
    <style:style style:name="T5" style:family="text">
      <style:text-properties officeooo:rsid="001f655a"/>
    </style:style>
    <style:style style:name="T6" style:family="text">
      <style:text-properties officeooo:rsid="0020c435"/>
    </style:style>
    <style:style style:name="T7" style:family="text">
      <style:text-properties officeooo:rsid="00240ae4"/>
    </style:style>
    <style:style style:name="T8" style:family="text">
      <style:text-properties fo:font-weight="bold" style:font-weight-asian="bold" style:font-weight-complex="bold"/>
    </style:style>
    <style:style style:name="T9" style:family="text">
      <style:text-properties officeooo:rsid="0025c811"/>
    </style:style>
    <style:style style:name="T10" style:family="text">
      <style:text-properties officeooo:rsid="00273cb8"/>
    </style:style>
    <style:style style:name="T11" style:family="text">
      <style:text-properties fo:font-style="italic" style:font-style-asian="italic" style:font-style-complex="italic"/>
    </style:style>
    <style:style style:name="T12" style:family="text">
      <style:text-properties fo:font-style="italic" officeooo:rsid="00273cb8" style:font-style-asian="italic" style:font-style-complex="italic"/>
    </style:style>
    <style:style style:name="T13" style:family="text">
      <style:text-properties officeooo:rsid="0020b228"/>
    </style:style>
    <style:style style:name="T14" style:family="text">
      <style:text-properties officeooo:rsid="001d78c0"/>
    </style:style>
    <style:style style:name="T15" style:family="text">
      <style:text-properties fo:background-color="#fff200" loext:char-shading-value="0"/>
    </style:style>
    <style:style style:name="T16" style:family="text">
      <style:text-properties fo:background-color="#fff200" loext:char-shading-value="0"/>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Regulons</text:h>
      <text:h text:style-name="P18" text:outline-level="2">Based on gene selection and networks <text:note text:id="ftn2" text:note-class="footnote"><text:note-citation>1</text:note-citation><text:note-body><text:p text:style-name="P2"><text:span text:style-name="T5"><text:s/>Workflow was performed on the old data (expression data with mitochondrial genes). </text:span></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9" text:outline-level="4">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9" text:outline-level="4">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oft-page-break/><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text:soft-page-break/>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text:soft-page-break/>--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 inverse: gene pairs with most similar oposite/inverse profiles were sought</text:p>
      <text:p text:style-name="P3"/>
      <text:h text:style-name="P18" text:outline-level="2">Groups of genes with similarity above a threshold <text:note text:id="ftn1" text:note-class="footnote"><text:note-citation>2</text:note-citation><text:note-body><text:p text:style-name="P2"><text:span text:style-name="T5"><text:s/>Workflow was performed on the old data (expression data with mitochondrial genes). </text:span></text:p></text:note-body></text:note></text:h>
      <text:p text:style-name="P10">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certain threshold. </text:p>
      <text:p text:style-name="P11">First, genes that have multiple close neighbors (e. <office:annotation office:name="__Annotation__2_1418750864"><dc:creator>Unknown Author</dc:creator><dc:date>2020-01-29T13:34:33.557981449</dc:date><text:p text:style-name="P20"><text:span text:style-name="T17">Parameter selection in https://github.com/biolab/baylor-dicty/blob/master/networks/hub_genes_params.ipynb</text:span></text:p></office:annotation>g. 5 with similarity at le<office:annotation-end office:name="__Annotation__2_1418750864"/>ast 0.96) were selected as ‘hub genes’. <text:span text:style-name="T3">For these genes the closest neighbors were obtained (e. g. 100 neighbors). Only the neighbors with high enough similarity to the hub were retained (e. g. again at least 0.96). Neighborhoods were created from hub genes and their neighbors. Neighborhoods that were replicated or contained within other neighborhoods were removed, preserving a single copy. These neighborhoods were then merged. The merging was done based on the order of hierarchical clustering. The clustering was performed with distances between neighborhoods based on proportion of genes from the smaller neighborhood contained within the larger neighborhood. This distance was selected to remove neighborhoods that heavily overlap with other neighborhoods. Neighborhoods were merged if the similarity between any two genes within the merged group did not fall below the minimal similarity within any of the original neighborhoods (not just the two that were to be merged). This protocol is implemented in http://localhost:8888/notebooks/networks/hub_genes_neighbourhoods.ipynb.</text:span></text:p>
      <text:p text:style-name="P12"><text:soft-page-break/><text:span text:style-name="T4">However, most of the neighborhoods were largely overlapping or similar to the neighboring neighborhoods. <text:s/>Furthermore, despite using high similarity threshold the gene groups that were co-expressed only in a subset of strains were present as neighborhoods. </text:span></text:p>
      <text:h text:style-name="P18" text:outline-level="2">Clustering of selected genes from individual strains <text:note text:id="ftn0" text:note-class="footnote"><text:note-citation>3</text:note-citation><text:note-body><text:p text:style-name="P2"><text:s/><text:span text:style-name="T5">Workflow was performed on the old data (expression data with mitochondrial genes). </text:span></text:p></text:note-body></text:note></text:h>
      <text:p text:style-name="P6">This workflow extracted regulons within individual strains to find regulons present in all strains. For each strain potential regulon genes were selected. This used a naive approach where for each strain N <text:s/>genes (e.g . 1000 or 500) with highest average similarity to the closest 5 neighbors (actually 6 as the closest neighbo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clustered. <text:span text:style-name="T6">It requires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6">Merging order was determined with hierarchical clustering. The distances used for hierarchical clustering were based on average similarity of all gene pairs between the two groups. E. g. for groups [A,B], [C,D] the distance was based on avg([AC, AD, BC, BD]). The merging was performed only if the minimal similarity between any two genes in the newly selected group was equal or greater than minimal similarity within any of the groups created by tight clustering for that strain. </text:span></text:p>
      <text:p text:style-name="P7"><text:span text:style-name="T8">Workflow</text:span></text:p>
      <text:p text:style-name="P7">Based on this data Orange workflow named Strain_clusters.ows was created. It allows comparison of tight gene groups across strains (under Gene group membership by strain and in t-SNE). For example, this allowed extraction of two separate sets of ribosomal genes – those that are co-expressed in all strains and those that are co-expressed only in certain strains (e.g. not in mybB, gtaC). However, as initially a hard threshold of 1000 genes per strain was used some genes that are co-expressed were filtered out. This could be changed to further improve the visualisations. </text:p>
      <text:p text:style-name="P7">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21"><text:span text:style-name="T18">TODO</text:span></text:p></office:annotation> It might also<office:annotation-end office:name="__Annotation__168_1414319495"/> be interesting to <text:span text:style-name="T7">colour genes based on similarity of closest neighbor/closest N neighbors. This could potentially indicate which genes are important in <text:s/>individual strain’s metabolism. </text:span></text:p>
      <text:p text:style-name="P8">The workflow also contains a heatmap that shows in how many strains <text:span text:style-name="T9">two </text:span>genes were placed into the same cluster. <text:span text:style-name="T9">This could help to find regulons present in all strains. To speed up the visualisation the data for this heatmap was filtered to remove any genes for which there were no co-expressed genes that would be placed in the same cluster in many strains (e.g. at least 5). </text:span><text:soft-page-break/><text:span text:style-name="T9">However, the count shown in heatmap was affected by the arbitrary threshold of N selected genes by strain and clustering. Thus there was no pair of genes that would be present in the same group across all strains. This reduces the informativeness of the heatmap for the search of genes that would be co-expressed in all strains. </text:span></text:p>
      <text:h text:style-name="P18" text:outline-level="2">Co<text:span text:style-name="T2">unt of strains where a gene pair is co-expressed</text:span></text:h>
      <text:p text:style-name="P14"><text:span text:style-name="T10">The workflow</text:span><text:span text:style-name="T12"> Clustering of selected genes from individual strains</text:span><text:span text:style-name="T10"> was limited by selection of only N genes in each strain and clustering, for which it is hard to chose parameters or customize it (e. g. used distance, exact cluster tightness across all clusters, …). This workflow thus extracts all pairs of co-expressed genes in individual strains and counts in how many strains two genes had high cosine similarity. </text:span></text:p>
      <text:p text:style-name="P15">The below described steps were done for each strain separately. For each gene 300 closest neighbors based on cosine similarity of log2 t<text:span text:style-name="T16">ra</text:span> were obtained. </text:p>
      <text:p text:style-name="P14"/>
      <text:h text:style-name="P17" text:outline-level="1">Selection of potential regulon genes</text:h>
      <text:h text:style-name="P18" text:outline-level="2">Selection of genes for comparison of potential regulon genes obtained in strain and on vector of all <text:span text:style-name="T14">measurements</text:span> ('all') </text:h>
      <text:p text:style-name="P1">Before, we selected genes to use in Orange clustering/t-SNE if they had at least one close <text:span text:style-name="T14">neighbo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Additionaly, Blaz mentioned that having a minimal regulon threshold size above inital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grops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text:soft-page-break/>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recplicates clustering could show if any of the replicates of a strain do not occur where we would expect them. However, a bettwer method to look at this would be a PC1 vs time or another dimension reduction method.</text:p>
      <text:p text:style-name="P1"/>
      <text:h text:style-name="P18" text:outline-level="2">Selection of genes for comparison between strains</text:h>
      <text:p text:style-name="P9">S</text:p>
      <text:h text:style-name="P18" text:outline-level="2">Selection of genes DE in time</text:h>
      <text:p text:style-name="P13">S<text:span text:style-name="T13">el</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 svg:font-family="engl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1-29T17:23:49.029361338</dc:date>
    <meta:editing-duration>PT1H32M50S</meta:editing-duration>
    <meta:editing-cycles>13</meta:editing-cycles>
    <meta:generator>LibreOffice/6.0.7.3$Linux_X86_64 LibreOffice_project/00m0$Build-3</meta:generator>
    <meta:document-statistic meta:table-count="0" meta:image-count="0" meta:object-count="0" meta:page-count="8" meta:paragraph-count="62" meta:word-count="2918" meta:character-count="18857" meta:non-whitespace-character-count="15929"/>
  </office:meta>
</office:document-meta>
</file>